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207cm" svg:height="0.762cm" svg:x="6.842cm" svg:y="1.435cm">
          <text:p text:style-name="P1"><text:span text:style-name="T1">Packet Receive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207cm" svg:height="0.762cm" svg:x="6.841cm" svg:y="3.234cm">
          <text:p text:style-name="P1"><text:span text:style-name="T1">Is of correct siz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207cm" svg:height="0.762cm" svg:x="6.841cm" svg:y="5.134cm">
          <text:p text:style-name="P1"><text:span text:style-name="T1">Has the correct h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207cm" svg:height="0.762cm" svg:x="6.841cm" svg:y="9.034cm">
          <text:p text:style-name="P1"><text:span text:style-name="T1">Is fres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098cm" svg:height="0.762cm" svg:x="6.44cm" svg:y="11.033cm">
          <text:p text:style-name="P1"><text:span text:style-name="T1">Insert it to message que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207cm" svg:height="0.762cm" svg:x="6.84cm" svg:y="13.033cm">
          <text:p text:style-name="P1"><text:span text:style-name="T1">Deliver it to appl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95cm" svg:height="0.762cm" svg:x="5.64cm" svg:y="7.033cm">
          <text:p text:style-name="P1"><text:span text:style-name="T1">Source node is not receiving nod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382cm" svg:y1="2.143cm" svg:x2="9.382cm" svg:y2="3.413cm">
          <text:p/>
        </draw:line>
        <draw:line draw:style-name="gr2" draw:text-style-name="P1" draw:layer="layout" svg:x1="9.432cm" svg:y1="3.942cm" svg:x2="9.432cm" svg:y2="5.212cm">
          <text:p/>
        </draw:line>
        <draw:line draw:style-name="gr2" draw:text-style-name="P1" draw:layer="layout" svg:x1="9.482cm" svg:y1="5.841cm" svg:x2="9.482cm" svg:y2="7.111cm">
          <text:p/>
        </draw:line>
        <draw:line draw:style-name="gr2" draw:text-style-name="P1" draw:layer="layout" svg:x1="9.482cm" svg:y1="7.741cm" svg:x2="9.482cm" svg:y2="9.011cm">
          <text:p/>
        </draw:line>
        <draw:line draw:style-name="gr2" draw:text-style-name="P1" draw:layer="layout" svg:x1="9.532cm" svg:y1="9.74cm" svg:x2="9.532cm" svg:y2="11.01cm">
          <text:p/>
        </draw:line>
        <draw:line draw:style-name="gr2" draw:text-style-name="P1" draw:layer="layout" svg:x1="9.482cm" svg:y1="11.739cm" svg:x2="9.482cm" svg:y2="13.0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04T23:28:45</meta:creation-date>
    <dc:date>2012-11-04T23:32:36</dc:date>
    <meta:editing-duration>P0D</meta:editing-duration>
    <meta:editing-cycles>1</meta:editing-cycles>
    <meta:document-statistic meta:object-count="13"/>
    <meta:generator>LibreOffice/3.5$Linux_X86_64 LibreOffice_project/350m1$Build-2</meta:generator>
  </office:meta>
</office:document-meta>
</file>